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etchSpec.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FetchSpec.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FetchSpec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etchSpec.rowsUpd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etchSpec.DefaultFetchSpec( ConnectionAccessor connectionAccessor , ResultFunction resultFunction , Function &lt; Connection , Mono &lt; Long &gt; &gt; updatedRowsFunction , Function &lt; Result , Publisher &lt; T &gt; &gt; result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